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3.693cm" svg:height="17.133cm" svg:x="12.32cm" svg:y="0.266cm">
            <draw:object draw:notify-on-update-of-ranges="Feuille1.A1:Feuille1.A2 Feuille1.A3:Feuille1.A36 Feuille1.A1:Feuille1.A1 Feuille1.B3:Feuille1.B36 Feuille1.D1:Feuille1.D1 Feuille1.E3:Feuille1.E36 Feuille1.D3:Feuille1.D36 Feuille1.B38:Feuille1.B38 Feuille1.C39:Feuille1.C39 Feuille1.B39:Feuille1.B3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2" table:number-rows-spanned="1">
            <text:p>badge a</text:p>
          </table:table-cell>
          <table:covered-table-cell/>
          <table:table-cell/>
          <table:table-cell office:value-type="string" calcext:value-type="string" table:number-columns-spanned="2" table:number-rows-spanned="1">
            <text:p>badge b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ya</text:p>
          </table:table-cell>
          <table:table-cell/>
          <table:table-cell office:value-type="string" calcext:value-type="string">
            <text:p>xb</text:p>
          </table:table-cell>
          <table:table-cell office:value-type="string" calcext:value-type="string">
            <text:p>yb</text:p>
          </table:table-cell>
          <table:table-cell table:number-columns-repeated="1019"/>
        </table:table-row>
        <table:table-row table:style-name="ro1">
          <table:table-cell office:value-type="float" office:value="660.255676" calcext:value-type="float">
            <text:p>660,255676</text:p>
          </table:table-cell>
          <table:table-cell office:value-type="float" office:value="602.798706" calcext:value-type="float">
            <text:p>602,798706</text:p>
          </table:table-cell>
          <table:table-cell/>
          <table:table-cell office:value-type="float" office:value="641.398804" calcext:value-type="float">
            <text:p>641,398804</text:p>
          </table:table-cell>
          <table:table-cell office:value-type="float" office:value="630.817871" calcext:value-type="float">
            <text:p>630,817871</text:p>
          </table:table-cell>
          <table:table-cell table:number-columns-repeated="1019"/>
        </table:table-row>
        <table:table-row table:style-name="ro1">
          <table:table-cell office:value-type="float" office:value="603.941772" calcext:value-type="float">
            <text:p>603,941772</text:p>
          </table:table-cell>
          <table:table-cell office:value-type="float" office:value="657.050476" calcext:value-type="float">
            <text:p>657,050476</text:p>
          </table:table-cell>
          <table:table-cell/>
          <table:table-cell office:value-type="float" office:value="687.652832" calcext:value-type="float">
            <text:p>687,652832</text:p>
          </table:table-cell>
          <table:table-cell office:value-type="float" office:value="661.984558" calcext:value-type="float">
            <text:p>661,984558</text:p>
          </table:table-cell>
          <table:table-cell table:number-columns-repeated="1019"/>
        </table:table-row>
        <table:table-row table:style-name="ro1">
          <table:table-cell office:value-type="float" office:value="656.630554" calcext:value-type="float">
            <text:p>656,630554</text:p>
          </table:table-cell>
          <table:table-cell office:value-type="float" office:value="632.314758" calcext:value-type="float">
            <text:p>632,314758</text:p>
          </table:table-cell>
          <table:table-cell/>
          <table:table-cell office:value-type="float" office:value="659.949829" calcext:value-type="float">
            <text:p>659,949829</text:p>
          </table:table-cell>
          <table:table-cell office:value-type="float" office:value="647.041382" calcext:value-type="float">
            <text:p>647,041382</text:p>
          </table:table-cell>
          <table:table-cell table:number-columns-repeated="1019"/>
        </table:table-row>
        <table:table-row table:style-name="ro1">
          <table:table-cell office:value-type="float" office:value="645.179626" calcext:value-type="float">
            <text:p>645,179626</text:p>
          </table:table-cell>
          <table:table-cell office:value-type="float" office:value="651.561218" calcext:value-type="float">
            <text:p>651,561218</text:p>
          </table:table-cell>
          <table:table-cell/>
          <table:table-cell office:value-type="float" office:value="641.828003" calcext:value-type="float">
            <text:p>641,828003</text:p>
          </table:table-cell>
          <table:table-cell office:value-type="float" office:value="662.694153" calcext:value-type="float">
            <text:p>662,694153</text:p>
          </table:table-cell>
          <table:table-cell table:number-columns-repeated="1019"/>
        </table:table-row>
        <table:table-row table:style-name="ro1">
          <table:table-cell office:value-type="float" office:value="625.431824" calcext:value-type="float">
            <text:p>625,431824</text:p>
          </table:table-cell>
          <table:table-cell office:value-type="float" office:value="645.466614" calcext:value-type="float">
            <text:p>645,466614</text:p>
          </table:table-cell>
          <table:table-cell/>
          <table:table-cell office:value-type="float" office:value="659.109619" calcext:value-type="float">
            <text:p>659,109619</text:p>
          </table:table-cell>
          <table:table-cell office:value-type="float" office:value="652.776611" calcext:value-type="float">
            <text:p>652,776611</text:p>
          </table:table-cell>
          <table:table-cell table:number-columns-repeated="1019"/>
        </table:table-row>
        <table:table-row table:style-name="ro1">
          <table:table-cell office:value-type="float" office:value="622.158569" calcext:value-type="float">
            <text:p>622,158569</text:p>
          </table:table-cell>
          <table:table-cell office:value-type="float" office:value="631.906433" calcext:value-type="float">
            <text:p>631,906433</text:p>
          </table:table-cell>
          <table:table-cell/>
          <table:table-cell office:value-type="float" office:value="608.306274" calcext:value-type="float">
            <text:p>608,306274</text:p>
          </table:table-cell>
          <table:table-cell office:value-type="float" office:value="666.675293" calcext:value-type="float">
            <text:p>666,675293</text:p>
          </table:table-cell>
          <table:table-cell table:number-columns-repeated="1019"/>
        </table:table-row>
        <table:table-row table:style-name="ro1">
          <table:table-cell office:value-type="float" office:value="594.744263" calcext:value-type="float">
            <text:p>594,744263</text:p>
          </table:table-cell>
          <table:table-cell office:value-type="float" office:value="630.796387" calcext:value-type="float">
            <text:p>630,796387</text:p>
          </table:table-cell>
          <table:table-cell/>
          <table:table-cell office:value-type="float" office:value="617.606628" calcext:value-type="float">
            <text:p>617,606628</text:p>
          </table:table-cell>
          <table:table-cell office:value-type="float" office:value="678.858093" calcext:value-type="float">
            <text:p>678,858093</text:p>
          </table:table-cell>
          <table:table-cell table:number-columns-repeated="1019"/>
        </table:table-row>
        <table:table-row table:style-name="ro1">
          <table:table-cell office:value-type="float" office:value="500.396088" calcext:value-type="float">
            <text:p>500,396088</text:p>
          </table:table-cell>
          <table:table-cell office:value-type="float" office:value="617.709656" calcext:value-type="float">
            <text:p>617,709656</text:p>
          </table:table-cell>
          <table:table-cell/>
          <table:table-cell office:value-type="float" office:value="572.050415" calcext:value-type="float">
            <text:p>572,050415</text:p>
          </table:table-cell>
          <table:table-cell office:value-type="float" office:value="656.689392" calcext:value-type="float">
            <text:p>656,689392</text:p>
          </table:table-cell>
          <table:table-cell table:number-columns-repeated="1019"/>
        </table:table-row>
        <table:table-row table:style-name="ro1">
          <table:table-cell office:value-type="float" office:value="522.142883" calcext:value-type="float">
            <text:p>522,142883</text:p>
          </table:table-cell>
          <table:table-cell office:value-type="float" office:value="644.133972" calcext:value-type="float">
            <text:p>644,133972</text:p>
          </table:table-cell>
          <table:table-cell/>
          <table:table-cell office:value-type="float" office:value="590.702026" calcext:value-type="float">
            <text:p>590,702026</text:p>
          </table:table-cell>
          <table:table-cell office:value-type="float" office:value="636.841187" calcext:value-type="float">
            <text:p>636,841187</text:p>
          </table:table-cell>
          <table:table-cell table:number-columns-repeated="1019"/>
        </table:table-row>
        <table:table-row table:style-name="ro1">
          <table:table-cell office:value-type="float" office:value="620.43457" calcext:value-type="float">
            <text:p>620,43457</text:p>
          </table:table-cell>
          <table:table-cell office:value-type="float" office:value="632.277222" calcext:value-type="float">
            <text:p>632,277222</text:p>
          </table:table-cell>
          <table:table-cell/>
          <table:table-cell office:value-type="float" office:value="650.102905" calcext:value-type="float">
            <text:p>650,102905</text:p>
          </table:table-cell>
          <table:table-cell office:value-type="float" office:value="637.244324" calcext:value-type="float">
            <text:p>637,244324</text:p>
          </table:table-cell>
          <table:table-cell table:number-columns-repeated="1019"/>
        </table:table-row>
        <table:table-row table:style-name="ro1">
          <table:table-cell office:value-type="float" office:value="669.52478" calcext:value-type="float">
            <text:p>669,52478</text:p>
          </table:table-cell>
          <table:table-cell office:value-type="float" office:value="666.285828" calcext:value-type="float">
            <text:p>666,285828</text:p>
          </table:table-cell>
          <table:table-cell/>
          <table:table-cell office:value-type="float" office:value="653.730103" calcext:value-type="float">
            <text:p>653,730103</text:p>
          </table:table-cell>
          <table:table-cell office:value-type="float" office:value="650.929321" calcext:value-type="float">
            <text:p>650,929321</text:p>
          </table:table-cell>
          <table:table-cell table:number-columns-repeated="1019"/>
        </table:table-row>
        <table:table-row table:style-name="ro1">
          <table:table-cell office:value-type="float" office:value="655.475403" calcext:value-type="float">
            <text:p>655,475403</text:p>
          </table:table-cell>
          <table:table-cell office:value-type="float" office:value="663.754456" calcext:value-type="float">
            <text:p>663,754456</text:p>
          </table:table-cell>
          <table:table-cell/>
          <table:table-cell office:value-type="float" office:value="658.175293" calcext:value-type="float">
            <text:p>658,175293</text:p>
          </table:table-cell>
          <table:table-cell office:value-type="float" office:value="625.543823" calcext:value-type="float">
            <text:p>625,543823</text:p>
          </table:table-cell>
          <table:table-cell table:number-columns-repeated="1019"/>
        </table:table-row>
        <table:table-row table:style-name="ro1">
          <table:table-cell office:value-type="float" office:value="655.614563" calcext:value-type="float">
            <text:p>655,614563</text:p>
          </table:table-cell>
          <table:table-cell office:value-type="float" office:value="637.815125" calcext:value-type="float">
            <text:p>637,815125</text:p>
          </table:table-cell>
          <table:table-cell/>
          <table:table-cell office:value-type="float" office:value="647.232971" calcext:value-type="float">
            <text:p>647,232971</text:p>
          </table:table-cell>
          <table:table-cell office:value-type="float" office:value="649.48761" calcext:value-type="float">
            <text:p>649,48761</text:p>
          </table:table-cell>
          <table:table-cell table:number-columns-repeated="1019"/>
        </table:table-row>
        <table:table-row table:style-name="ro1">
          <table:table-cell office:value-type="float" office:value="634.420654" calcext:value-type="float">
            <text:p>634,420654</text:p>
          </table:table-cell>
          <table:table-cell office:value-type="float" office:value="612.001892" calcext:value-type="float">
            <text:p>612,001892</text:p>
          </table:table-cell>
          <table:table-cell/>
          <table:table-cell office:value-type="float" office:value="631.399414" calcext:value-type="float">
            <text:p>631,399414</text:p>
          </table:table-cell>
          <table:table-cell office:value-type="float" office:value="613.917114" calcext:value-type="float">
            <text:p>613,917114</text:p>
          </table:table-cell>
          <table:table-cell table:number-columns-repeated="1019"/>
        </table:table-row>
        <table:table-row table:style-name="ro1">
          <table:table-cell office:value-type="float" office:value="503.95108" calcext:value-type="float">
            <text:p>503,95108</text:p>
          </table:table-cell>
          <table:table-cell office:value-type="float" office:value="615.033691" calcext:value-type="float">
            <text:p>615,033691</text:p>
          </table:table-cell>
          <table:table-cell/>
          <table:table-cell office:value-type="float" office:value="551.1698" calcext:value-type="float">
            <text:p>551,1698</text:p>
          </table:table-cell>
          <table:table-cell office:value-type="float" office:value="665.221375" calcext:value-type="float">
            <text:p>665,221375</text:p>
          </table:table-cell>
          <table:table-cell table:number-columns-repeated="1019"/>
        </table:table-row>
        <table:table-row table:style-name="ro1">
          <table:table-cell office:value-type="float" office:value="653.166443" calcext:value-type="float">
            <text:p>653,166443</text:p>
          </table:table-cell>
          <table:table-cell office:value-type="float" office:value="673.274231" calcext:value-type="float">
            <text:p>673,274231</text:p>
          </table:table-cell>
          <table:table-cell/>
          <table:table-cell office:value-type="float" office:value="610.642029" calcext:value-type="float">
            <text:p>610,642029</text:p>
          </table:table-cell>
          <table:table-cell office:value-type="float" office:value="627.191772" calcext:value-type="float">
            <text:p>627,191772</text:p>
          </table:table-cell>
          <table:table-cell table:number-columns-repeated="1019"/>
        </table:table-row>
        <table:table-row table:style-name="ro1">
          <table:table-cell office:value-type="float" office:value="585.533386" calcext:value-type="float">
            <text:p>585,533386</text:p>
          </table:table-cell>
          <table:table-cell office:value-type="float" office:value="633.077576" calcext:value-type="float">
            <text:p>633,077576</text:p>
          </table:table-cell>
          <table:table-cell/>
          <table:table-cell office:value-type="float" office:value="639.721313" calcext:value-type="float">
            <text:p>639,721313</text:p>
          </table:table-cell>
          <table:table-cell office:value-type="float" office:value="616.21051" calcext:value-type="float">
            <text:p>616,21051</text:p>
          </table:table-cell>
          <table:table-cell table:number-columns-repeated="1019"/>
        </table:table-row>
        <table:table-row table:style-name="ro1">
          <table:table-cell office:value-type="float" office:value="642.859009" calcext:value-type="float">
            <text:p>642,859009</text:p>
          </table:table-cell>
          <table:table-cell office:value-type="float" office:value="650.463806" calcext:value-type="float">
            <text:p>650,463806</text:p>
          </table:table-cell>
          <table:table-cell/>
          <table:table-cell office:value-type="float" office:value="624.678162" calcext:value-type="float">
            <text:p>624,678162</text:p>
          </table:table-cell>
          <table:table-cell office:value-type="float" office:value="632.378235" calcext:value-type="float">
            <text:p>632,378235</text:p>
          </table:table-cell>
          <table:table-cell table:number-columns-repeated="1019"/>
        </table:table-row>
        <table:table-row table:style-name="ro1">
          <table:table-cell office:value-type="float" office:value="650.972656" calcext:value-type="float">
            <text:p>650,972656</text:p>
          </table:table-cell>
          <table:table-cell office:value-type="float" office:value="661.137329" calcext:value-type="float">
            <text:p>661,137329</text:p>
          </table:table-cell>
          <table:table-cell/>
          <table:table-cell office:value-type="float" office:value="551.058228" calcext:value-type="float">
            <text:p>551,058228</text:p>
          </table:table-cell>
          <table:table-cell office:value-type="float" office:value="577.249023" calcext:value-type="float">
            <text:p>577,249023</text:p>
          </table:table-cell>
          <table:table-cell table:number-columns-repeated="1019"/>
        </table:table-row>
        <table:table-row table:style-name="ro1">
          <table:table-cell office:value-type="float" office:value="616.540283" calcext:value-type="float">
            <text:p>616,540283</text:p>
          </table:table-cell>
          <table:table-cell office:value-type="float" office:value="661.109985" calcext:value-type="float">
            <text:p>661,109985</text:p>
          </table:table-cell>
          <table:table-cell/>
          <table:table-cell office:value-type="float" office:value="541.654663" calcext:value-type="float">
            <text:p>541,654663</text:p>
          </table:table-cell>
          <table:table-cell office:value-type="float" office:value="604.154358" calcext:value-type="float">
            <text:p>604,154358</text:p>
          </table:table-cell>
          <table:table-cell table:number-columns-repeated="1019"/>
        </table:table-row>
        <table:table-row table:style-name="ro1">
          <table:table-cell office:value-type="float" office:value="584.660583" calcext:value-type="float">
            <text:p>584,660583</text:p>
          </table:table-cell>
          <table:table-cell office:value-type="float" office:value="628.556824" calcext:value-type="float">
            <text:p>628,556824</text:p>
          </table:table-cell>
          <table:table-cell/>
          <table:table-cell office:value-type="float" office:value="574.679565" calcext:value-type="float">
            <text:p>574,679565</text:p>
          </table:table-cell>
          <table:table-cell office:value-type="float" office:value="611.065491" calcext:value-type="float">
            <text:p>611,065491</text:p>
          </table:table-cell>
          <table:table-cell table:number-columns-repeated="1019"/>
        </table:table-row>
        <table:table-row table:style-name="ro1">
          <table:table-cell office:value-type="float" office:value="667.961609" calcext:value-type="float">
            <text:p>667,961609</text:p>
          </table:table-cell>
          <table:table-cell office:value-type="float" office:value="642.49054" calcext:value-type="float">
            <text:p>642,49054</text:p>
          </table:table-cell>
          <table:table-cell/>
          <table:table-cell office:value-type="float" office:value="543.722717" calcext:value-type="float">
            <text:p>543,722717</text:p>
          </table:table-cell>
          <table:table-cell office:value-type="float" office:value="652.122986" calcext:value-type="float">
            <text:p>652,122986</text:p>
          </table:table-cell>
          <table:table-cell table:number-columns-repeated="1019"/>
        </table:table-row>
        <table:table-row table:style-name="ro1">
          <table:table-cell office:value-type="float" office:value="662.65686" calcext:value-type="float">
            <text:p>662,65686</text:p>
          </table:table-cell>
          <table:table-cell office:value-type="float" office:value="661.449585" calcext:value-type="float">
            <text:p>661,449585</text:p>
          </table:table-cell>
          <table:table-cell/>
          <table:table-cell office:value-type="float" office:value="639.015259" calcext:value-type="float">
            <text:p>639,015259</text:p>
          </table:table-cell>
          <table:table-cell office:value-type="float" office:value="642.645386" calcext:value-type="float">
            <text:p>642,645386</text:p>
          </table:table-cell>
          <table:table-cell table:number-columns-repeated="1019"/>
        </table:table-row>
        <table:table-row table:style-name="ro1">
          <table:table-cell office:value-type="float" office:value="571.100647" calcext:value-type="float">
            <text:p>571,100647</text:p>
          </table:table-cell>
          <table:table-cell office:value-type="float" office:value="653.742493" calcext:value-type="float">
            <text:p>653,742493</text:p>
          </table:table-cell>
          <table:table-cell/>
          <table:table-cell office:value-type="float" office:value="666.01062" calcext:value-type="float">
            <text:p>666,01062</text:p>
          </table:table-cell>
          <table:table-cell office:value-type="float" office:value="664.058594" calcext:value-type="float">
            <text:p>664,058594</text:p>
          </table:table-cell>
          <table:table-cell table:number-columns-repeated="1019"/>
        </table:table-row>
        <table:table-row table:style-name="ro1">
          <table:table-cell office:value-type="float" office:value="528.111816" calcext:value-type="float">
            <text:p>528,111816</text:p>
          </table:table-cell>
          <table:table-cell office:value-type="float" office:value="648.791626" calcext:value-type="float">
            <text:p>648,791626</text:p>
          </table:table-cell>
          <table:table-cell/>
          <table:table-cell office:value-type="float" office:value="673.361633" calcext:value-type="float">
            <text:p>673,361633</text:p>
          </table:table-cell>
          <table:table-cell office:value-type="float" office:value="641.927612" calcext:value-type="float">
            <text:p>641,927612</text:p>
          </table:table-cell>
          <table:table-cell table:number-columns-repeated="1019"/>
        </table:table-row>
        <table:table-row table:style-name="ro1">
          <table:table-cell office:value-type="float" office:value="646.634094" calcext:value-type="float">
            <text:p>646,634094</text:p>
          </table:table-cell>
          <table:table-cell office:value-type="float" office:value="610.385132" calcext:value-type="float">
            <text:p>610,385132</text:p>
          </table:table-cell>
          <table:table-cell/>
          <table:table-cell office:value-type="float" office:value="636.582886" calcext:value-type="float">
            <text:p>636,582886</text:p>
          </table:table-cell>
          <table:table-cell office:value-type="float" office:value="620.841309" calcext:value-type="float">
            <text:p>620,841309</text:p>
          </table:table-cell>
          <table:table-cell table:number-columns-repeated="1019"/>
        </table:table-row>
        <table:table-row table:style-name="ro1">
          <table:table-cell office:value-type="float" office:value="654.271606" calcext:value-type="float">
            <text:p>654,271606</text:p>
          </table:table-cell>
          <table:table-cell office:value-type="float" office:value="610.583862" calcext:value-type="float">
            <text:p>610,583862</text:p>
          </table:table-cell>
          <table:table-cell/>
          <table:table-cell office:value-type="float" office:value="575.103455" calcext:value-type="float">
            <text:p>575,103455</text:p>
          </table:table-cell>
          <table:table-cell office:value-type="float" office:value="576.774536" calcext:value-type="float">
            <text:p>576,774536</text:p>
          </table:table-cell>
          <table:table-cell table:number-columns-repeated="1019"/>
        </table:table-row>
        <table:table-row table:style-name="ro1">
          <table:table-cell office:value-type="float" office:value="659.362976" calcext:value-type="float">
            <text:p>659,362976</text:p>
          </table:table-cell>
          <table:table-cell office:value-type="float" office:value="614.306152" calcext:value-type="float">
            <text:p>614,306152</text:p>
          </table:table-cell>
          <table:table-cell/>
          <table:table-cell office:value-type="float" office:value="642.48999" calcext:value-type="float">
            <text:p>642,48999</text:p>
          </table:table-cell>
          <table:table-cell office:value-type="float" office:value="639.251282" calcext:value-type="float">
            <text:p>639,251282</text:p>
          </table:table-cell>
          <table:table-cell table:number-columns-repeated="1019"/>
        </table:table-row>
        <table:table-row table:style-name="ro1">
          <table:table-cell office:value-type="float" office:value="657.584412" calcext:value-type="float">
            <text:p>657,584412</text:p>
          </table:table-cell>
          <table:table-cell office:value-type="float" office:value="600.085815" calcext:value-type="float">
            <text:p>600,085815</text:p>
          </table:table-cell>
          <table:table-cell/>
          <table:table-cell office:value-type="float" office:value="657.895874" calcext:value-type="float">
            <text:p>657,895874</text:p>
          </table:table-cell>
          <table:table-cell office:value-type="float" office:value="638.407715" calcext:value-type="float">
            <text:p>638,407715</text:p>
          </table:table-cell>
          <table:table-cell table:number-columns-repeated="1019"/>
        </table:table-row>
        <table:table-row table:style-name="ro1">
          <table:table-cell office:value-type="float" office:value="654.811096" calcext:value-type="float">
            <text:p>654,811096</text:p>
          </table:table-cell>
          <table:table-cell office:value-type="float" office:value="616.048462" calcext:value-type="float">
            <text:p>616,048462</text:p>
          </table:table-cell>
          <table:table-cell/>
          <table:table-cell office:value-type="float" office:value="650.561646" calcext:value-type="float">
            <text:p>650,561646</text:p>
          </table:table-cell>
          <table:table-cell office:value-type="float" office:value="645.789062" calcext:value-type="float">
            <text:p>645,789062</text:p>
          </table:table-cell>
          <table:table-cell table:number-columns-repeated="1019"/>
        </table:table-row>
        <table:table-row table:style-name="ro1">
          <table:table-cell office:value-type="float" office:value="658.772339" calcext:value-type="float">
            <text:p>658,772339</text:p>
          </table:table-cell>
          <table:table-cell office:value-type="float" office:value="614.983704" calcext:value-type="float">
            <text:p>614,983704</text:p>
          </table:table-cell>
          <table:table-cell/>
          <table:table-cell office:value-type="float" office:value="667.247925" calcext:value-type="float">
            <text:p>667,247925</text:p>
          </table:table-cell>
          <table:table-cell office:value-type="float" office:value="636.156677" calcext:value-type="float">
            <text:p>636,156677</text:p>
          </table:table-cell>
          <table:table-cell table:number-columns-repeated="1019"/>
        </table:table-row>
        <table:table-row table:style-name="ro1">
          <table:table-cell office:value-type="float" office:value="657.199402" calcext:value-type="float">
            <text:p>657,199402</text:p>
          </table:table-cell>
          <table:table-cell office:value-type="float" office:value="602.849365" calcext:value-type="float">
            <text:p>602,849365</text:p>
          </table:table-cell>
          <table:table-cell/>
          <table:table-cell office:value-type="float" office:value="640.508179" calcext:value-type="float">
            <text:p>640,508179</text:p>
          </table:table-cell>
          <table:table-cell office:value-type="float" office:value="651.855286" calcext:value-type="float">
            <text:p>651,855286</text:p>
          </table:table-cell>
          <table:table-cell table:number-columns-repeated="1019"/>
        </table:table-row>
        <table:table-row table:style-name="ro1">
          <table:table-cell office:value-type="float" office:value="653.216309" calcext:value-type="float">
            <text:p>653,216309</text:p>
          </table:table-cell>
          <table:table-cell office:value-type="float" office:value="611.889771" calcext:value-type="float">
            <text:p>611,889771</text:p>
          </table:table-cell>
          <table:table-cell/>
          <table:table-cell office:value-type="float" office:value="589.459961" calcext:value-type="float">
            <text:p>589,459961</text:p>
          </table:table-cell>
          <table:table-cell office:value-type="float" office:value="626.758423" calcext:value-type="float">
            <text:p>626,758423</text:p>
          </table:table-cell>
          <table:table-cell table:number-columns-repeated="1019"/>
        </table:table-row>
        <table:table-row table:style-name="ro1">
          <table:table-cell office:value-type="float" office:value="658.833618" calcext:value-type="float">
            <text:p>658,833618</text:p>
          </table:table-cell>
          <table:table-cell office:value-type="float" office:value="614.348083" calcext:value-type="float">
            <text:p>614,348083</text:p>
          </table:table-cell>
          <table:table-cell/>
          <table:table-cell office:value-type="float" office:value="642.908569" calcext:value-type="float">
            <text:p>642,908569</text:p>
          </table:table-cell>
          <table:table-cell office:value-type="float" office:value="642.594849" calcext:value-type="float">
            <text:p>642,59484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dge ree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1.26" calcext:value-type="float">
            <text:p>661,26</text:p>
          </table:table-cell>
          <table:table-cell office:value-type="float" office:value="670.65" calcext:value-type="float">
            <text:p>670,65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6:15:44.376653655</meta:creation-date>
    <dc:date>2016-08-12T10:41:22.064770858</dc:date>
    <meta:editing-duration>PT18H25M36S</meta:editing-duration>
    <meta:editing-cycles>3</meta:editing-cycles>
    <meta:generator>LibreOffice/4.3.3.2$Linux_X86_64 LibreOffice_project/430m0$Build-2</meta:generator>
    <meta:document-statistic meta:table-count="1" meta:cell-count="1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94cm" svg:height="17.134cm" xlink:href=".." xlink:type="simple" chart:class="chart:scatter" chart:style-name="ch1">
        <chart:title svg:x="8.033cm" svg:y="0.478cm" chart:style-name="ch2">
          <text:p>Dispersion des coordonnées du badge</text:p>
        </chart:title>
        <chart:subtitle svg:x="8.959cm" svg:y="1.599cm" chart:style-name="ch3">
          <text:p>moyennage sur les coordonnées</text:p>
        </chart:subtitle>
        <chart:legend chart:legend-position="end" svg:x="21.351cm" svg:y="7.77cm" style:legend-expansion="high" chart:style-name="ch4"/>
        <chart:plot-area chart:style-name="ch5" table:cell-range-address="Feuille1.A1:Feuille1.A36 Feuille1.B3:Feuille1.B36 Feuille1.D1:Feuille1.D1 Feuille1.E3:Feuille1.E36 Feuille1.B38:Feuille1.B38 Feuille1.C39:Feuille1.C39" chart:data-source-has-labels="row" svg:x="1.484cm" svg:y="2.624cm" svg:width="19.394cm" svg:height="13.187cm">
          <chartooo:coordinate-region svg:x="2.291cm" svg:y="2.823cm" svg:width="18.307cm" svg:height="12.341cm"/>
          <chart:axis chart:dimension="x" chart:name="primary-x" chart:style-name="ch6">
            <chart:title svg:x="11.058cm" svg:y="16.153cm" chart:style-name="ch7">
              <text:p>x</text:p>
            </chart:title>
          </chart:axis>
          <chart:axis chart:dimension="y" chart:name="primary-y" chart:style-name="ch6">
            <chart:title svg:x="0.451cm" svg:y="9.34cm" chart:style-name="ch8">
              <text:p>y</text:p>
            </chart:title>
            <chart:grid chart:style-name="ch9" chart:class="major"/>
          </chart:axis>
          <chart:series chart:style-name="ch10" chart:values-cell-range-address="Feuille1.B3:Feuille1.B36" chart:label-cell-address="Feuille1.A1:Feuille1.A1" chart:class="chart:scatter">
            <chart:domain table:cell-range-address="Feuille1.A3:Feuille1.A36"/>
            <chart:data-point chart:repeated="34"/>
          </chart:series>
          <chart:series chart:style-name="ch11" chart:values-cell-range-address="Feuille1.E3:Feuille1.E36" chart:label-cell-address="Feuille1.D1:Feuille1.D1" chart:class="chart:scatter">
            <chart:domain table:cell-range-address="Feuille1.D3:Feuille1.D36"/>
            <chart:data-point chart:repeated="34"/>
          </chart:series>
          <chart:series chart:style-name="ch12" chart:values-cell-range-address="Feuille1.C39:Feuille1.C39" chart:label-cell-address="Feuille1.B38:Feuille1.B38" chart:class="chart:scatter">
            <chart:domain table:cell-range-address="Feuille1.B39:Feuille1.B39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badge a</text:p>
                <draw:g>
                  <svg:desc>Feuille1.A1:Feuille1.A1</svg:desc>
                </draw:g>
              </table:table-cell>
              <table:table-cell office:value-type="string">
                <text:p>Colonne D</text:p>
              </table:table-cell>
              <table:table-cell office:value-type="string">
                <text:p>badge b</text:p>
                <draw:g>
                  <svg:desc>Feuille1.D1:Feuille1.D1</svg:desc>
                </draw:g>
              </table:table-cell>
              <table:table-cell office:value-type="string">
                <text:p/>
              </table:table-cell>
              <table:table-cell office:value-type="string">
                <text:p>badge reel</text:p>
                <draw:g>
                  <svg:desc>Feuille1.B38:Feuille1.B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0.255676">
                <text:p>660.255676</text:p>
                <draw:g>
                  <svg:desc>Feuille1.A3:Feuille1.A36</svg:desc>
                </draw:g>
              </table:table-cell>
              <table:table-cell office:value-type="float" office:value="602.798706">
                <text:p>602.798706</text:p>
                <draw:g>
                  <svg:desc>Feuille1.B3:Feuille1.B36</svg:desc>
                </draw:g>
              </table:table-cell>
              <table:table-cell office:value-type="float" office:value="641.398804">
                <text:p>641.398804</text:p>
                <draw:g>
                  <svg:desc>Feuille1.D3:Feuille1.D36</svg:desc>
                </draw:g>
              </table:table-cell>
              <table:table-cell office:value-type="float" office:value="630.817871">
                <text:p>630.817871</text:p>
                <draw:g>
                  <svg:desc>Feuille1.E3:Feuille1.E36</svg:desc>
                </draw:g>
              </table:table-cell>
              <table:table-cell office:value-type="float" office:value="661.26">
                <text:p>661.26</text:p>
                <draw:g>
                  <svg:desc>Feuille1.B39:Feuille1.B39</svg:desc>
                </draw:g>
              </table:table-cell>
              <table:table-cell office:value-type="float" office:value="670.65">
                <text:p>670.65</text:p>
                <draw:g>
                  <svg:desc>Feuille1.C39:Feuille1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3.941772">
                <text:p>603.941772</text:p>
              </table:table-cell>
              <table:table-cell office:value-type="float" office:value="657.050476">
                <text:p>657.050476</text:p>
              </table:table-cell>
              <table:table-cell office:value-type="float" office:value="687.652832">
                <text:p>687.652832</text:p>
              </table:table-cell>
              <table:table-cell office:value-type="float" office:value="661.984558">
                <text:p>661.984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6.630554">
                <text:p>656.630554</text:p>
              </table:table-cell>
              <table:table-cell office:value-type="float" office:value="632.314758">
                <text:p>632.314758</text:p>
              </table:table-cell>
              <table:table-cell office:value-type="float" office:value="659.949829">
                <text:p>659.949829</text:p>
              </table:table-cell>
              <table:table-cell office:value-type="float" office:value="647.041382">
                <text:p>647.04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5.179626">
                <text:p>645.179626</text:p>
              </table:table-cell>
              <table:table-cell office:value-type="float" office:value="651.561218">
                <text:p>651.561218</text:p>
              </table:table-cell>
              <table:table-cell office:value-type="float" office:value="641.828003">
                <text:p>641.828003</text:p>
              </table:table-cell>
              <table:table-cell office:value-type="float" office:value="662.694153">
                <text:p>662.694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.431824">
                <text:p>625.431824</text:p>
              </table:table-cell>
              <table:table-cell office:value-type="float" office:value="645.466614">
                <text:p>645.466614</text:p>
              </table:table-cell>
              <table:table-cell office:value-type="float" office:value="659.109619">
                <text:p>659.109619</text:p>
              </table:table-cell>
              <table:table-cell office:value-type="float" office:value="652.776611">
                <text:p>652.776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2.158569">
                <text:p>622.158569</text:p>
              </table:table-cell>
              <table:table-cell office:value-type="float" office:value="631.906433">
                <text:p>631.906433</text:p>
              </table:table-cell>
              <table:table-cell office:value-type="float" office:value="608.306274">
                <text:p>608.306274</text:p>
              </table:table-cell>
              <table:table-cell office:value-type="float" office:value="666.675293">
                <text:p>666.675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4.744263">
                <text:p>594.744263</text:p>
              </table:table-cell>
              <table:table-cell office:value-type="float" office:value="630.796387">
                <text:p>630.796387</text:p>
              </table:table-cell>
              <table:table-cell office:value-type="float" office:value="617.606628">
                <text:p>617.606628</text:p>
              </table:table-cell>
              <table:table-cell office:value-type="float" office:value="678.858093">
                <text:p>678.858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.396088">
                <text:p>500.396088</text:p>
              </table:table-cell>
              <table:table-cell office:value-type="float" office:value="617.709656">
                <text:p>617.709656</text:p>
              </table:table-cell>
              <table:table-cell office:value-type="float" office:value="572.050415">
                <text:p>572.050415</text:p>
              </table:table-cell>
              <table:table-cell office:value-type="float" office:value="656.689392">
                <text:p>656.689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2.142883">
                <text:p>522.142883</text:p>
              </table:table-cell>
              <table:table-cell office:value-type="float" office:value="644.133972">
                <text:p>644.133972</text:p>
              </table:table-cell>
              <table:table-cell office:value-type="float" office:value="590.702026">
                <text:p>590.702026</text:p>
              </table:table-cell>
              <table:table-cell office:value-type="float" office:value="636.841187">
                <text:p>636.84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0.43457">
                <text:p>620.43457</text:p>
              </table:table-cell>
              <table:table-cell office:value-type="float" office:value="632.277222">
                <text:p>632.277222</text:p>
              </table:table-cell>
              <table:table-cell office:value-type="float" office:value="650.102905">
                <text:p>650.102905</text:p>
              </table:table-cell>
              <table:table-cell office:value-type="float" office:value="637.244324">
                <text:p>637.244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9.52478">
                <text:p>669.52478</text:p>
              </table:table-cell>
              <table:table-cell office:value-type="float" office:value="666.285828">
                <text:p>666.285828</text:p>
              </table:table-cell>
              <table:table-cell office:value-type="float" office:value="653.730103">
                <text:p>653.730103</text:p>
              </table:table-cell>
              <table:table-cell office:value-type="float" office:value="650.929321">
                <text:p>650.929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5.475403">
                <text:p>655.475403</text:p>
              </table:table-cell>
              <table:table-cell office:value-type="float" office:value="663.754456">
                <text:p>663.754456</text:p>
              </table:table-cell>
              <table:table-cell office:value-type="float" office:value="658.175293">
                <text:p>658.175293</text:p>
              </table:table-cell>
              <table:table-cell office:value-type="float" office:value="625.543823">
                <text:p>625.543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5.614563">
                <text:p>655.614563</text:p>
              </table:table-cell>
              <table:table-cell office:value-type="float" office:value="637.815125">
                <text:p>637.815125</text:p>
              </table:table-cell>
              <table:table-cell office:value-type="float" office:value="647.232971">
                <text:p>647.232971</text:p>
              </table:table-cell>
              <table:table-cell office:value-type="float" office:value="649.48761">
                <text:p>649.48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4.420654">
                <text:p>634.420654</text:p>
              </table:table-cell>
              <table:table-cell office:value-type="float" office:value="612.001892">
                <text:p>612.001892</text:p>
              </table:table-cell>
              <table:table-cell office:value-type="float" office:value="631.399414">
                <text:p>631.399414</text:p>
              </table:table-cell>
              <table:table-cell office:value-type="float" office:value="613.917114">
                <text:p>613.917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3.95108">
                <text:p>503.95108</text:p>
              </table:table-cell>
              <table:table-cell office:value-type="float" office:value="615.033691">
                <text:p>615.033691</text:p>
              </table:table-cell>
              <table:table-cell office:value-type="float" office:value="551.1698">
                <text:p>551.1698</text:p>
              </table:table-cell>
              <table:table-cell office:value-type="float" office:value="665.221375">
                <text:p>665.22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3.166443">
                <text:p>653.166443</text:p>
              </table:table-cell>
              <table:table-cell office:value-type="float" office:value="673.274231">
                <text:p>673.274231</text:p>
              </table:table-cell>
              <table:table-cell office:value-type="float" office:value="610.642029">
                <text:p>610.642029</text:p>
              </table:table-cell>
              <table:table-cell office:value-type="float" office:value="627.191772">
                <text:p>627.19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5.533386">
                <text:p>585.533386</text:p>
              </table:table-cell>
              <table:table-cell office:value-type="float" office:value="633.077576">
                <text:p>633.077576</text:p>
              </table:table-cell>
              <table:table-cell office:value-type="float" office:value="639.721313">
                <text:p>639.721313</text:p>
              </table:table-cell>
              <table:table-cell office:value-type="float" office:value="616.21051">
                <text:p>616.2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2.859009">
                <text:p>642.859009</text:p>
              </table:table-cell>
              <table:table-cell office:value-type="float" office:value="650.463806">
                <text:p>650.463806</text:p>
              </table:table-cell>
              <table:table-cell office:value-type="float" office:value="624.678162">
                <text:p>624.678162</text:p>
              </table:table-cell>
              <table:table-cell office:value-type="float" office:value="632.378235">
                <text:p>632.37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0.972656">
                <text:p>650.972656</text:p>
              </table:table-cell>
              <table:table-cell office:value-type="float" office:value="661.137329">
                <text:p>661.137329</text:p>
              </table:table-cell>
              <table:table-cell office:value-type="float" office:value="551.058228">
                <text:p>551.058228</text:p>
              </table:table-cell>
              <table:table-cell office:value-type="float" office:value="577.249023">
                <text:p>577.249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6.540283">
                <text:p>616.540283</text:p>
              </table:table-cell>
              <table:table-cell office:value-type="float" office:value="661.109985">
                <text:p>661.109985</text:p>
              </table:table-cell>
              <table:table-cell office:value-type="float" office:value="541.654663">
                <text:p>541.654663</text:p>
              </table:table-cell>
              <table:table-cell office:value-type="float" office:value="604.154358">
                <text:p>604.154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4.660583">
                <text:p>584.660583</text:p>
              </table:table-cell>
              <table:table-cell office:value-type="float" office:value="628.556824">
                <text:p>628.556824</text:p>
              </table:table-cell>
              <table:table-cell office:value-type="float" office:value="574.679565">
                <text:p>574.679565</text:p>
              </table:table-cell>
              <table:table-cell office:value-type="float" office:value="611.065491">
                <text:p>611.065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7.961609">
                <text:p>667.961609</text:p>
              </table:table-cell>
              <table:table-cell office:value-type="float" office:value="642.49054">
                <text:p>642.49054</text:p>
              </table:table-cell>
              <table:table-cell office:value-type="float" office:value="543.722717">
                <text:p>543.722717</text:p>
              </table:table-cell>
              <table:table-cell office:value-type="float" office:value="652.122986">
                <text:p>652.122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2.65686">
                <text:p>662.65686</text:p>
              </table:table-cell>
              <table:table-cell office:value-type="float" office:value="661.449585">
                <text:p>661.449585</text:p>
              </table:table-cell>
              <table:table-cell office:value-type="float" office:value="639.015259">
                <text:p>639.015259</text:p>
              </table:table-cell>
              <table:table-cell office:value-type="float" office:value="642.645386">
                <text:p>642.645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1.100647">
                <text:p>571.100647</text:p>
              </table:table-cell>
              <table:table-cell office:value-type="float" office:value="653.742493">
                <text:p>653.742493</text:p>
              </table:table-cell>
              <table:table-cell office:value-type="float" office:value="666.01062">
                <text:p>666.01062</text:p>
              </table:table-cell>
              <table:table-cell office:value-type="float" office:value="664.058594">
                <text:p>664.05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8.111816">
                <text:p>528.111816</text:p>
              </table:table-cell>
              <table:table-cell office:value-type="float" office:value="648.791626">
                <text:p>648.791626</text:p>
              </table:table-cell>
              <table:table-cell office:value-type="float" office:value="673.361633">
                <text:p>673.361633</text:p>
              </table:table-cell>
              <table:table-cell office:value-type="float" office:value="641.927612">
                <text:p>641.927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6.634094">
                <text:p>646.634094</text:p>
              </table:table-cell>
              <table:table-cell office:value-type="float" office:value="610.385132">
                <text:p>610.385132</text:p>
              </table:table-cell>
              <table:table-cell office:value-type="float" office:value="636.582886">
                <text:p>636.582886</text:p>
              </table:table-cell>
              <table:table-cell office:value-type="float" office:value="620.841309">
                <text:p>620.84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4.271606">
                <text:p>654.271606</text:p>
              </table:table-cell>
              <table:table-cell office:value-type="float" office:value="610.583862">
                <text:p>610.583862</text:p>
              </table:table-cell>
              <table:table-cell office:value-type="float" office:value="575.103455">
                <text:p>575.103455</text:p>
              </table:table-cell>
              <table:table-cell office:value-type="float" office:value="576.774536">
                <text:p>576.774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9.362976">
                <text:p>659.362976</text:p>
              </table:table-cell>
              <table:table-cell office:value-type="float" office:value="614.306152">
                <text:p>614.306152</text:p>
              </table:table-cell>
              <table:table-cell office:value-type="float" office:value="642.48999">
                <text:p>642.48999</text:p>
              </table:table-cell>
              <table:table-cell office:value-type="float" office:value="639.251282">
                <text:p>639.25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7.584412">
                <text:p>657.584412</text:p>
              </table:table-cell>
              <table:table-cell office:value-type="float" office:value="600.085815">
                <text:p>600.085815</text:p>
              </table:table-cell>
              <table:table-cell office:value-type="float" office:value="657.895874">
                <text:p>657.895874</text:p>
              </table:table-cell>
              <table:table-cell office:value-type="float" office:value="638.407715">
                <text:p>638.407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4.811096">
                <text:p>654.811096</text:p>
              </table:table-cell>
              <table:table-cell office:value-type="float" office:value="616.048462">
                <text:p>616.048462</text:p>
              </table:table-cell>
              <table:table-cell office:value-type="float" office:value="650.561646">
                <text:p>650.561646</text:p>
              </table:table-cell>
              <table:table-cell office:value-type="float" office:value="645.789062">
                <text:p>645.78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8.772339">
                <text:p>658.772339</text:p>
              </table:table-cell>
              <table:table-cell office:value-type="float" office:value="614.983704">
                <text:p>614.983704</text:p>
              </table:table-cell>
              <table:table-cell office:value-type="float" office:value="667.247925">
                <text:p>667.247925</text:p>
              </table:table-cell>
              <table:table-cell office:value-type="float" office:value="636.156677">
                <text:p>636.15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7.199402">
                <text:p>657.199402</text:p>
              </table:table-cell>
              <table:table-cell office:value-type="float" office:value="602.849365">
                <text:p>602.849365</text:p>
              </table:table-cell>
              <table:table-cell office:value-type="float" office:value="640.508179">
                <text:p>640.508179</text:p>
              </table:table-cell>
              <table:table-cell office:value-type="float" office:value="651.855286">
                <text:p>651.855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3.216309">
                <text:p>653.216309</text:p>
              </table:table-cell>
              <table:table-cell office:value-type="float" office:value="611.889771">
                <text:p>611.889771</text:p>
              </table:table-cell>
              <table:table-cell office:value-type="float" office:value="589.459961">
                <text:p>589.459961</text:p>
              </table:table-cell>
              <table:table-cell office:value-type="float" office:value="626.758423">
                <text:p>626.758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8.833618">
                <text:p>658.833618</text:p>
              </table:table-cell>
              <table:table-cell office:value-type="float" office:value="614.348083">
                <text:p>614.348083</text:p>
              </table:table-cell>
              <table:table-cell office:value-type="float" office:value="642.908569">
                <text:p>642.908569</text:p>
              </table:table-cell>
              <table:table-cell office:value-type="float" office:value="642.594849">
                <text:p>642.594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